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5-01-2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2-0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5-0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2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0989090909" calcext:value-type="float">
            <text:p>12.15209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0093793103" calcext:value-type="float">
            <text:p>11.59700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63207741936" calcext:value-type="float">
            <text:p>11.9563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03273103448" calcext:value-type="float">
            <text:p>13.05032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74104" calcext:value-type="float">
            <text:p>13.36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23307096774" calcext:value-type="float">
            <text:p>13.4123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39888" calcext:value-type="float">
            <text:p>13.4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89171612903" calcext:value-type="float">
            <text:p>12.2789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4072" calcext:value-type="float">
            <text:p>11.41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6086451613" calcext:value-type="float">
            <text:p>11.2976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63365517241" calcext:value-type="float">
            <text:p>11.4163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63796129032" calcext:value-type="float">
            <text:p>11.2963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44477419355" calcext:value-type="float">
            <text:p>11.374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7244" calcext:value-type="float">
            <text:p>11.4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0264" calcext:value-type="float">
            <text:p>11.69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79447741936" calcext:value-type="float">
            <text:p>12.7579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90058064516" calcext:value-type="float">
            <text:p>12.9390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7564" calcext:value-type="float">
            <text:p>12.76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85127741936" calcext:value-type="float">
            <text:p>11.9685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8952" calcext:value-type="float">
            <text:p>11.75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9451612903" calcext:value-type="float">
            <text:p>11.7409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90257142857" calcext:value-type="float">
            <text:p>11.799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1104516129" calcext:value-type="float">
            <text:p>11.822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5781935484" calcext:value-type="float">
            <text:p>12.3075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90611612903" calcext:value-type="float">
            <text:p>12.669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6576" calcext:value-type="float">
            <text:p>14.10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6593548387" calcext:value-type="float">
            <text:p>15.230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96425806452" calcext:value-type="float">
            <text:p>14.469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662" calcext:value-type="float">
            <text:p>13.59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86814193548" calcext:value-type="float">
            <text:p>13.2686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38696" calcext:value-type="float">
            <text:p>12.11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6090322581" calcext:value-type="float">
            <text:p>12.185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79674285714" calcext:value-type="float">
            <text:p>12.2579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8286451613" calcext:value-type="float">
            <text:p>12.2958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4684" calcext:value-type="float">
            <text:p>12.58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0244" calcext:value-type="float">
            <text:p>12.62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4650322581" calcext:value-type="float">
            <text:p>12.938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8952" calcext:value-type="float">
            <text:p>14.42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50975483871" calcext:value-type="float">
            <text:p>13.845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03532903226" calcext:value-type="float">
            <text:p>14.9203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0152" calcext:value-type="float">
            <text:p>13.99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1370322581" calcext:value-type="float">
            <text:p>12.9811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1024" calcext:value-type="float">
            <text:p>12.5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01316129032" calcext:value-type="float">
            <text:p>12.360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32374285714" calcext:value-type="float">
            <text:p>12.5132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78061935484" calcext:value-type="float">
            <text:p>12.6078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8903225807" calcext:value-type="float">
            <text:p>13.194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02528" calcext:value-type="float">
            <text:p>13.3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05922580645" calcext:value-type="float">
            <text:p>13.710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4008" calcext:value-type="float">
            <text:p>14.6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03811612903" calcext:value-type="float">
            <text:p>15.6103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85352258065" calcext:value-type="float">
            <text:p>16.2285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01968" calcext:value-type="float">
            <text:p>15.90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61372903226" calcext:value-type="float">
            <text:p>14.7161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012" calcext:value-type="float">
            <text:p>13.68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3656" calcext:value-type="float">
            <text:p>13.54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18739310345" calcext:value-type="float">
            <text:p>13.52187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0511483871" calcext:value-type="float">
            <text:p>13.5805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0660645161" calcext:value-type="float">
            <text:p>13.6300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96904" calcext:value-type="float">
            <text:p>13.82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57037419355" calcext:value-type="float">
            <text:p>14.5657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95496" calcext:value-type="float">
            <text:p>15.6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42784" calcext:value-type="float">
            <text:p>15.9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6353548387" calcext:value-type="float">
            <text:p>15.4196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45368" calcext:value-type="float">
            <text:p>15.06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9476129032" calcext:value-type="float">
            <text:p>14.3169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0256" calcext:value-type="float">
            <text:p>13.7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97078709677" calcext:value-type="float">
            <text:p>13.3697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335714286" calcext:value-type="float">
            <text:p>13.505633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41467096774" calcext:value-type="float">
            <text:p>13.4641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6962580645" calcext:value-type="float">
            <text:p>13.7806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5616" calcext:value-type="float">
            <text:p>13.9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0670967742" calcext:value-type="float">
            <text:p>14.474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61608275862" calcext:value-type="float">
            <text:p>15.8961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6276129032" calcext:value-type="float">
            <text:p>16.7096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77513548387" calcext:value-type="float">
            <text:p>16.3477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05024" calcext:value-type="float">
            <text:p>15.5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59576774194" calcext:value-type="float">
            <text:p>14.9259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70856" calcext:value-type="float">
            <text:p>14.47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5027096774" calcext:value-type="float">
            <text:p>14.407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14488571429" calcext:value-type="float">
            <text:p>14.5314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27135483871" calcext:value-type="float">
            <text:p>14.582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94797419355" calcext:value-type="float">
            <text:p>15.0594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428" calcext:value-type="float">
            <text:p>15.10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176" calcext:value-type="float">
            <text:p>15.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84488275862" calcext:value-type="float">
            <text:p>17.43844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99059354839" calcext:value-type="float">
            <text:p>18.1499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4428" calcext:value-type="float">
            <text:p>16.090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13992258065" calcext:value-type="float">
            <text:p>15.5213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828" calcext:value-type="float">
            <text:p>14.962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55295483871" calcext:value-type="float">
            <text:p>15.015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89311428571" calcext:value-type="float">
            <text:p>15.1789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61481290323" calcext:value-type="float">
            <text:p>15.196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65927741936" calcext:value-type="float">
            <text:p>15.6565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394482759" calcext:value-type="float">
            <text:p>15.78553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17561290323" calcext:value-type="float">
            <text:p>16.631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64448" calcext:value-type="float">
            <text:p>18.64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4718709677" calcext:value-type="float">
            <text:p>17.9584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3301935484" calcext:value-type="float">
            <text:p>18.3243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1153548387" calcext:value-type="float">
            <text:p>16.212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66312" calcext:value-type="float">
            <text:p>15.6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91561290323" calcext:value-type="float">
            <text:p>14.879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61540689655" calcext:value-type="float">
            <text:p>14.89615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6686451613" calcext:value-type="float">
            <text:p>14.8256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5314285714" calcext:value-type="float">
            <text:p>14.865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4756" calcext:value-type="float">
            <text:p>15.9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26491428571" calcext:value-type="float">
            <text:p>16.7326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6434" calcext:value-type="float">
            <text:p>16.42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962" calcext:value-type="float">
            <text:p>16.459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918" calcext:value-type="float">
            <text:p>16.29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788" calcext:value-type="float">
            <text:p>16.0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99488" calcext:value-type="float">
            <text:p>15.4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61954285714" calcext:value-type="float">
            <text:p>15.6061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5688" calcext:value-type="float">
            <text:p>16.0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0426" calcext:value-type="float">
            <text:p>15.60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4076" calcext:value-type="float">
            <text:p>18.13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6948" calcext:value-type="float">
            <text:p>15.96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96" calcext:value-type="float">
            <text:p>13.6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166" calcext:value-type="float">
            <text:p>13.28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1444" calcext:value-type="float">
            <text:p>14.60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7364" calcext:value-type="float">
            <text:p>12.43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42" meta:object-count="0"/>
    <meta:user-defined meta:name="AppVersion">3.0</meta:user-defined>
  </office:meta>
</office:document-meta>
</file>